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2.11cm"/>
      <style:paragraph-properties style:writing-mode="lr-tb"/>
    </style:style>
    <style:style style:name="gr3" style:family="graphic" style:parent-style-name="standard">
      <style:graphic-properties svg:stroke-width="0.106cm" svg:stroke-color="#000000" draw:marker-start-width="0.358cm" draw:marker-end-width="0.358cm" draw:fill="none" draw:textarea-vertical-align="middle" draw:auto-grow-height="false" fo:min-height="13.864cm" fo:min-width="0.029cm" fo:padding-top="0.177cm" fo:padding-bottom="0.177cm" fo:padding-left="0.302cm" fo:padding-right="0.302cm" fo:wrap-option="wrap"/>
    </style:style>
    <style:style style:name="gr4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0.67cm" fo:min-width="1.17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5cm" fo:min-width="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6.75cm" fo:min-width="2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4cm" fo:min-width="3.75cm" fo:padding-top="0.165cm" fo:padding-bottom="0.165cm" fo:padding-left="0.29cm" fo:padding-right="0.29cm" fo:wrap-option="wrap"/>
    </style:style>
    <style:style style:name="gr8" style:family="graphic" style:parent-style-name="standard">
      <style:graphic-properties svg:stroke-width="0.081cm" svg:stroke-color="#000000" draw:marker-start-width="0.321cm" draw:marker-end-width="0.321cm" draw:opacity="0%" draw:textarea-horizontal-align="justify" draw:textarea-vertical-align="middle" draw:auto-grow-height="false" fo:min-height="1.348cm" fo:min-width="0.852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40pt"/>
    </style:style>
    <style:style style:name="P3" style:family="paragraph">
      <loext:graphic-properties draw:fill="none" draw:fill-color="#ffffff"/>
      <style:paragraph-properties style:writing-mode="lr-tb"/>
      <style:text-properties style:font-name="Times New Roman" fo:font-size="54pt" style:font-size-asian="54pt" style:font-size-complex="5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opacity="0%"/>
      <style:paragraph-properties fo:text-align="center"/>
    </style:style>
    <style:style style:name="T1" style:family="text">
      <style:text-properties style:font-name="Times New Roman" fo:font-size="48pt" style:font-size-asian="48pt" style:font-size-complex="48pt"/>
    </style:style>
    <style:style style:name="T2" style:family="text">
      <style:text-properties fo:font-size="40pt"/>
    </style:style>
    <style:style style:name="T3" style:family="text">
      <style:text-properties style:font-name="Times New Roma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7cm" svg:height="4.001cm" svg:x="1.5cm" svg:y="8.5cm">
          <draw:text-box>
            <text:p text:style-name="P1"><text:span text:style-name="T1">Elements of <text:s/>~B</text:span><text:span text:style-name="T2"> </text:span></text:p>
          </draw:text-box>
        </draw:frame>
        <draw:frame draw:style-name="gr2" draw:text-style-name="P3" draw:layer="layout" svg:width="2cm" svg:height="2.36cm" svg:x="8.25cm" svg:y="9.25cm">
          <draw:text-box>
            <text:p><text:span text:style-name="T3">:</text:span></text:p>
          </draw:text-box>
        </draw:frame>
        <draw:custom-shape draw:style-name="gr3" draw:text-style-name="P4" draw:layer="layout" svg:width="1.75cm" svg:height="15cm" svg:x="9.5cm" svg:y="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" draw:text-style-name="P4" draw:layer="layout" svg:width="1.75cm" svg:height="15cm" svg:x="23.3cm" svg:y="3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4" draw:text-style-name="P5" draw:layer="layout" svg:width="3.5cm" svg:height="3cm" svg:x="12cm" svg:y="4.7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5" draw:layer="layout" svg:width="3cm" svg:height="5.25cm" draw:transform="rotate (-0.20943951023932) translate (20.328cm 11.2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" draw:text-style-name="P5" draw:layer="layout" svg:width="2.5cm" svg:height="7cm" svg:x="12.75cm" svg:y="9.7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25cm" svg:height="4.25cm" svg:x="18.25cm" svg:y="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2.751cm" svg:height="4.71cm" draw:transform="skewX (0.214500965070103) rotate (0.733038285837618) translate (16.25cm 10.314cm)">
          <text:p/>
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7T13:39:45.411650450</meta:creation-date>
    <dc:date>2022-07-18T18:13:17.356715906</dc:date>
    <meta:editing-duration>PT16M59S</meta:editing-duration>
    <meta:editing-cycles>3</meta:editing-cycles>
    <meta:generator>LibreOffice/7.3.4.2$Linux_X86_64 LibreOffice_project/30$Build-2</meta:generator>
    <meta:document-statistic meta:object-count="9"/>
  </office:meta>
</office:document-meta>
</file>